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6.3999996185303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2" fo:font-size="32pt" fo:font-style="normal" fo:text-shadow="none" style:text-underline-style="none" fo:font-weight="600" style:letter-kerning="true" style:font-name-asian="源ノ角ゴシック Bold2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16.272cm" svg:height="2.663cm" svg:x="6.096cm" svg:y="1.016cm" presentation:class="title" presentation:user-transformed="true">
          <draw:text-box>
            <text:p text:style-name="P1">Backend Development using Go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Dipresentasikan di </text:p>
            <text:p>STMIK AKAKOM</text:p>
            <text:p>Yogyakarta</text:p>
            <text:p>29 Februari 2016</text:p>
            <text:p/>
            <text:p>Oleh:</text:p>
            <text:p>Bambang Purnomosidi D. P.</text:p>
            <text:p><text:a xlink:href="http://bpdp.xyz/" xlink:type="simple">http://bpdp.xyz</text:a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arni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This is not evangelis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genda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nt-End, Back-End, Full-Stack</text:p>
              </text:list-item>
              <text:list-item>
                <text:p>A Taste of Go</text:p>
              </text:list-item>
              <text:list-item>
                <text:p>Go for Back-E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ront-End, Back-End, Full-Stack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1">Front-End</text:span></text:p>
                <text:list>
                  <text:list-item>
                    <text:p>UX part</text:p>
                  </text:list-item>
                  <text:list-item>
                    <text:p>TUI (Text User Interface)</text:p>
                  </text:list-item>
                  <text:list-item>
                    <text:p>GUI (Graphical User Interface)</text:p>
                  </text:list-item>
                  <text:list-item>
                    <text:p>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Back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pplication </text:p>
              </text:list-item>
              <text:list-item>
                <text:p>Server</text:p>
              </text:list-item>
              <text:list-item>
                <text:p>Data Store</text:p>
              </text:list-item>
              <text:list-item>
                <text:p>Microservices, messaging and RPC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Full-Stack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Front-End + Back-En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 Taste of Go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 minimalistic language that someone who come from complicated language (yes, I am looking at you Java guy!) will find it something like a child’s play.</text:p>
              </text:list-item>
              <text:list-item>
                <text:p>Compiled to native code or just run it</text:p>
              </text:list-item>
              <text:list-item>
                <text:p>Simple but armed with language constructs and lots of good library for distributed systems.</text:p>
              </text:list-item>
              <text:list-item>
                <text:p><text:a xlink:href="http://www.golang.org/" xlink:type="simple">http://www.golang.org</text:a> - provides most of documentation and tour.</text:p>
              </text:list-item>
              <text:list-item>
                <text:p>IDE: LiteIDE, or Vim and Emacs for hardcore fanbo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 for Back-End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Application: lots of libraries and packages. Warning: dealing with libraries and environment variables in Go is sometimes painful.</text:p>
              </text:list-item>
              <text:list-item>
                <text:p>Server: armed with HTTP2 server and client, also other package in “net”. If you need more, find “Awesome Go”.</text:p>
              </text:list-item>
              <text:list-item>
                <text:p>Data Store: SQL (MySQL and PostgreSQL) and NoSQL (RethinkDB, MongoDB, etc). CockroachDB and Cayley are developed in Go.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Go for Back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Microservices: Go kit, Kite</text:p>
              </text:list-item>
              <text:list-item>
                <text:p>Messaging / RPC: gRPC, Go’s own rpc package, Gorilla. 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1.8999996185303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ambang Purnomosidi</meta:initial-creator>
    <meta:creation-date>2015-10-18T15:15:31.244778941</meta:creation-date>
    <dc:date>2016-02-29T08:24:35.238074775</dc:date>
    <dc:creator>Bambang Purnomosidi</dc:creator>
    <meta:editing-duration>PT1H55M1S</meta:editing-duration>
    <meta:editing-cycles>16</meta:editing-cycles>
    <meta:generator>LibreOffice/5.1.0.3$Linux_X86_64 LibreOffice_project/10m0$Build-3</meta:generator>
    <meta:document-statistic meta:object-count="71"/>
  </office:meta>
</office:document-meta>
</file>